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06ad" officeooo:paragraph-rsid="0017c5dd" fo:background-color="transparent" style:font-weight-asian="bold" style:font-weight-complex="bold"/>
    </style:style>
    <style:style style:name="P2" style:family="paragraph" style:parent-style-name="Standard">
      <style:text-properties fo:font-weight="bold" officeooo:rsid="001777ab" officeooo:paragraph-rsid="001777a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4449" officeooo:paragraph-rsid="001b444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4449" officeooo:paragraph-rsid="0025384c" style:font-weight-asian="bold" style:font-weight-complex="bold"/>
    </style:style>
    <style:style style:name="P5" style:family="paragraph" style:parent-style-name="Standard">
      <style:text-properties fo:font-weight="bold" officeooo:rsid="0029f336" officeooo:paragraph-rsid="0029f336" style:font-weight-asian="bold" style:font-weight-complex="bold"/>
    </style:style>
    <style:style style:name="P6" style:family="paragraph" style:parent-style-name="Standard">
      <style:text-properties fo:font-weight="bold" officeooo:rsid="0029f336" officeooo:paragraph-rsid="002afaf1" style:font-weight-asian="bold" style:font-weight-complex="bold"/>
    </style:style>
    <style:style style:name="P7" style:family="paragraph" style:parent-style-name="Standard">
      <style:text-properties fo:font-weight="bold" officeooo:rsid="0029f336" officeooo:paragraph-rsid="00350f7a" style:font-weight-asian="bold" style:font-weight-complex="bold"/>
    </style:style>
    <style:style style:name="P8" style:family="paragraph" style:parent-style-name="Standard">
      <style:text-properties fo:font-weight="bold" officeooo:rsid="003ab3b7" officeooo:paragraph-rsid="003ab3b7" style:font-weight-asian="bold" style:font-weight-complex="bold"/>
    </style:style>
    <style:style style:name="P9" style:family="paragraph" style:parent-style-name="Standard">
      <style:text-properties fo:font-weight="bold" officeooo:rsid="003d9cab" officeooo:paragraph-rsid="003d9ca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777ab" officeooo:paragraph-rsid="001777ab"/>
    </style:style>
    <style:style style:name="P11" style:family="paragraph" style:parent-style-name="Standard">
      <style:paragraph-properties fo:text-align="justify" style:justify-single-word="false"/>
      <style:text-properties officeooo:rsid="001823b7" officeooo:paragraph-rsid="001823b7"/>
    </style:style>
    <style:style style:name="P12" style:family="paragraph" style:parent-style-name="Standard">
      <style:paragraph-properties fo:text-align="justify" style:justify-single-word="false"/>
      <style:text-properties officeooo:paragraph-rsid="001823b7"/>
    </style:style>
    <style:style style:name="P13" style:family="paragraph" style:parent-style-name="Standard">
      <style:paragraph-properties fo:text-align="justify" style:justify-single-word="false"/>
      <style:text-properties officeooo:paragraph-rsid="001bb635"/>
    </style:style>
    <style:style style:name="P14" style:family="paragraph" style:parent-style-name="Standard">
      <style:paragraph-properties fo:text-align="justify" style:justify-single-word="false"/>
      <style:text-properties officeooo:paragraph-rsid="0020a8ef"/>
    </style:style>
    <style:style style:name="P15" style:family="paragraph" style:parent-style-name="Standard">
      <style:paragraph-properties fo:text-align="justify" style:justify-single-word="false"/>
      <style:text-properties officeooo:paragraph-rsid="00220e95"/>
    </style:style>
    <style:style style:name="P16" style:family="paragraph" style:parent-style-name="Standard">
      <style:paragraph-properties fo:text-align="justify" style:justify-single-word="false"/>
      <style:text-properties officeooo:paragraph-rsid="002364d1"/>
    </style:style>
    <style:style style:name="P17" style:family="paragraph" style:parent-style-name="Standard">
      <style:paragraph-properties fo:text-align="justify" style:justify-single-word="false"/>
      <style:text-properties officeooo:paragraph-rsid="00240109"/>
    </style:style>
    <style:style style:name="P18" style:family="paragraph" style:parent-style-name="Standard">
      <style:paragraph-properties fo:text-align="justify" style:justify-single-word="false"/>
      <style:text-properties officeooo:paragraph-rsid="0027f72b"/>
    </style:style>
    <style:style style:name="P19" style:family="paragraph" style:parent-style-name="Standard">
      <style:paragraph-properties fo:text-align="justify" style:justify-single-word="false"/>
      <style:text-properties officeooo:paragraph-rsid="002928a8"/>
    </style:style>
    <style:style style:name="P20" style:family="paragraph" style:parent-style-name="Standard">
      <style:paragraph-properties fo:text-align="justify" style:justify-single-word="false"/>
      <style:text-properties officeooo:paragraph-rsid="00296a84"/>
    </style:style>
    <style:style style:name="P21" style:family="paragraph" style:parent-style-name="Standard">
      <style:paragraph-properties fo:text-align="justify" style:justify-single-word="false"/>
      <style:text-properties officeooo:paragraph-rsid="0029f336"/>
    </style:style>
    <style:style style:name="P22" style:family="paragraph" style:parent-style-name="Standard">
      <style:paragraph-properties fo:text-align="justify" style:justify-single-word="false"/>
      <style:text-properties officeooo:paragraph-rsid="0036775d"/>
    </style:style>
    <style:style style:name="P23" style:family="paragraph" style:parent-style-name="Standard">
      <style:paragraph-properties fo:text-align="justify" style:justify-single-word="false"/>
      <style:text-properties officeooo:paragraph-rsid="0038babd"/>
    </style:style>
    <style:style style:name="P24" style:family="paragraph" style:parent-style-name="Standard">
      <style:paragraph-properties fo:text-align="justify" style:justify-single-word="false"/>
      <style:text-properties officeooo:paragraph-rsid="0038dbfd"/>
    </style:style>
    <style:style style:name="P25" style:family="paragraph" style:parent-style-name="Standard">
      <style:paragraph-properties fo:text-align="justify" style:justify-single-word="false"/>
      <style:text-properties officeooo:paragraph-rsid="003d9cab"/>
    </style:style>
    <style:style style:name="P26" style:family="paragraph" style:parent-style-name="Standard">
      <style:paragraph-properties fo:text-align="justify" style:justify-single-word="false"/>
      <style:text-properties officeooo:rsid="001da88a" officeooo:paragraph-rsid="001777ab"/>
    </style:style>
    <style:style style:name="P27" style:family="paragraph" style:parent-style-name="Standard">
      <style:paragraph-properties fo:text-align="justify" style:justify-single-word="false"/>
      <style:text-properties officeooo:rsid="001da88a" officeooo:paragraph-rsid="00296a84"/>
    </style:style>
    <style:style style:name="P28" style:family="paragraph" style:parent-style-name="Standard">
      <style:paragraph-properties fo:text-align="justify" style:justify-single-word="false"/>
      <style:text-properties officeooo:rsid="001da88a" officeooo:paragraph-rsid="002afaf1"/>
    </style:style>
    <style:style style:name="P29" style:family="paragraph" style:parent-style-name="Standard">
      <style:paragraph-properties fo:text-align="justify" style:justify-single-word="false"/>
      <style:text-properties officeooo:rsid="001da88a" officeooo:paragraph-rsid="0032bcc6"/>
    </style:style>
    <style:style style:name="P30" style:family="paragraph" style:parent-style-name="Standard">
      <style:paragraph-properties fo:text-align="justify" style:justify-single-word="false"/>
      <style:text-properties officeooo:rsid="001da88a" officeooo:paragraph-rsid="00350f7a"/>
    </style:style>
    <style:style style:name="P31" style:family="paragraph" style:parent-style-name="Standard">
      <style:paragraph-properties fo:text-align="justify" style:justify-single-word="false"/>
      <style:text-properties officeooo:rsid="001da88a" officeooo:paragraph-rsid="0038dbfd"/>
    </style:style>
    <style:style style:name="P32" style:family="paragraph" style:parent-style-name="Standard">
      <style:paragraph-properties fo:text-align="justify" style:justify-single-word="false"/>
      <style:text-properties officeooo:rsid="001da88a" officeooo:paragraph-rsid="003d9cab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ee1bf" officeooo:paragraph-rsid="001777a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ee1bf" officeooo:paragraph-rsid="00220e9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ee1bf" officeooo:paragraph-rsid="002364d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ee1bf" officeooo:paragraph-rsid="0025384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ee1bf" officeooo:paragraph-rsid="0026a0f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ee1bf" officeooo:paragraph-rsid="00296a8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ee1bf" officeooo:paragraph-rsid="002afaf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ee1bf" officeooo:paragraph-rsid="0032bcc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ee1bf" officeooo:paragraph-rsid="0038dbf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b4449" officeooo:paragraph-rsid="001b4449" style:font-weight-asian="normal" style:font-weight-complex="normal"/>
    </style:style>
    <style:style style:name="P43" style:family="paragraph" style:parent-style-name="Standard">
      <style:text-properties fo:font-weight="normal" officeooo:rsid="001777ab" officeooo:paragraph-rsid="001777ab" fo:background-color="#ffff00" style:font-weight-asian="normal" style:font-weight-complex="normal"/>
    </style:style>
    <style:style style:name="P44" style:family="paragraph" style:parent-style-name="Standard">
      <style:text-properties fo:font-weight="normal" officeooo:rsid="001777ab" officeooo:paragraph-rsid="00296a84" fo:background-color="#ffff00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1b444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11dcd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364d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5384c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en" fo:country="US" fo:font-weight="normal" officeooo:rsid="00240109" officeooo:paragraph-rsid="0024010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1bb635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0a8ef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364d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5384c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1b4449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0a8ef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364d1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weight="bold" officeooo:rsid="0027f72b" officeooo:paragraph-rsid="0027f72b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language="en" fo:country="US" officeooo:rsid="0036775d" officeooo:paragraph-rsid="0036775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4449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b635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11dcd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364d1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5384c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20e95" officeooo:paragraph-rsid="00220e95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40109" officeooo:paragraph-rsid="00240109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7f72b" officeooo:paragraph-rsid="0027f72b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1ee1bf" officeooo:paragraph-rsid="001bb63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1d6452" officeooo:paragraph-rsid="001bb635" style:font-weight-asian="normal" style:font-weight-complex="normal"/>
    </style:style>
    <style:style style:name="P69" style:family="paragraph" style:parent-style-name="Standard">
      <style:text-properties officeooo:paragraph-rsid="00296a84"/>
    </style:style>
    <style:style style:name="P70" style:family="paragraph" style:parent-style-name="Standard">
      <style:text-properties officeooo:paragraph-rsid="002afaf1"/>
    </style:style>
    <style:style style:name="P71" style:family="paragraph" style:parent-style-name="Standard">
      <style:paragraph-properties fo:text-align="justify" style:justify-single-word="false"/>
      <style:text-properties officeooo:rsid="002bde1a" officeooo:paragraph-rsid="002d5c1b"/>
    </style:style>
    <style:style style:name="P72" style:family="paragraph" style:parent-style-name="Standard">
      <style:paragraph-properties fo:text-align="justify" style:justify-single-word="false"/>
      <style:text-properties officeooo:rsid="002bde1a" officeooo:paragraph-rsid="002ef5c2"/>
    </style:style>
    <style:style style:name="P73" style:family="paragraph" style:parent-style-name="Standard">
      <style:paragraph-properties fo:text-align="justify" style:justify-single-word="false"/>
      <style:text-properties officeooo:rsid="0031132d" officeooo:paragraph-rsid="0031132d"/>
    </style:style>
    <style:style style:name="P74" style:family="paragraph" style:parent-style-name="Standard">
      <style:text-properties officeooo:paragraph-rsid="0032bcc6"/>
    </style:style>
    <style:style style:name="P75" style:family="paragraph" style:parent-style-name="Standard">
      <style:text-properties officeooo:paragraph-rsid="0038dbfd"/>
    </style:style>
    <style:style style:name="P76" style:family="paragraph" style:parent-style-name="Standard">
      <style:paragraph-properties fo:text-align="justify" style:justify-single-word="false"/>
      <style:text-properties officeooo:rsid="003ab3b7" officeooo:paragraph-rsid="003ab3b7"/>
    </style:style>
    <style:style style:name="P77" style:family="paragraph" style:parent-style-name="Standard">
      <style:paragraph-properties fo:text-align="justify" style:justify-single-word="false"/>
      <style:text-properties officeooo:rsid="003ab3b7" officeooo:paragraph-rsid="003d9cab"/>
    </style:style>
    <style:style style:name="P78" style:family="paragraph" style:parent-style-name="Standard">
      <style:paragraph-properties fo:text-align="justify" style:justify-single-word="false"/>
      <style:text-properties officeooo:rsid="003ab3b7" officeooo:paragraph-rsid="003f5a1f"/>
    </style:style>
    <style:style style:name="P79" style:family="paragraph" style:parent-style-name="Standard">
      <style:text-properties officeooo:paragraph-rsid="003d9cab"/>
    </style:style>
    <style:style style:name="P80" style:family="paragraph" style:parent-style-name="Standard">
      <style:paragraph-properties fo:text-align="justify" style:justify-single-word="false"/>
      <style:text-properties officeooo:rsid="0036775d" officeooo:paragraph-rsid="0036775d"/>
    </style:style>
    <style:style style:name="P81" style:family="paragraph" style:parent-style-name="Standard">
      <style:paragraph-properties fo:text-align="justify" style:justify-single-word="false"/>
      <style:text-properties officeooo:rsid="00401c1e" officeooo:paragraph-rsid="00401c1e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1ee1bf" officeooo:paragraph-rsid="003d9cab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weight="normal" officeooo:rsid="001ee1bf" officeooo:paragraph-rsid="0041ff3e" style:font-weight-asian="normal" style:font-weight-complex="normal"/>
    </style:style>
    <style:style style:name="P84" style:family="paragraph" style:parent-style-name="Standard">
      <style:text-properties fo:font-weight="normal" officeooo:rsid="001777ab" officeooo:paragraph-rsid="0041ff3e" fo:background-color="#ffff00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weight="normal" officeooo:rsid="001ee1bf" officeooo:paragraph-rsid="0041ff3e" fo:background-color="transparent" style:font-weight-asian="normal" style:font-weight-complex="normal"/>
    </style:style>
    <style:style style:name="P86" style:family="paragraph" style:parent-style-name="Standard">
      <style:text-properties fo:font-weight="bold" officeooo:rsid="001777ab" officeooo:paragraph-rsid="0041ff3e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officeooo:rsid="001da88a" officeooo:paragraph-rsid="0041ff3e"/>
    </style:style>
    <style:style style:name="P88" style:family="paragraph" style:parent-style-name="Standard">
      <style:text-properties officeooo:paragraph-rsid="0041ff3e"/>
    </style:style>
    <style:style style:name="P89" style:family="paragraph" style:parent-style-name="Standard">
      <style:paragraph-properties fo:text-align="justify" style:justify-single-word="false"/>
      <style:text-properties officeooo:rsid="001777ab" officeooo:paragraph-rsid="0041ff3e" fo:background-color="transparent"/>
    </style:style>
    <style:style style:name="P90" style:family="paragraph" style:parent-style-name="Standard">
      <style:paragraph-properties fo:text-align="justify" style:justify-single-word="false"/>
      <style:text-properties officeooo:rsid="001823b7" officeooo:paragraph-rsid="0041ff3e" fo:background-color="transparent"/>
    </style:style>
    <style:style style:name="P91" style:family="paragraph" style:parent-style-name="Standard">
      <style:paragraph-properties fo:text-align="justify" style:justify-single-word="false"/>
      <style:text-properties officeooo:rsid="001da88a" officeooo:paragraph-rsid="0041ff3e" fo:background-color="transparent"/>
    </style:style>
    <style:style style:name="P92" style:family="paragraph" style:parent-style-name="Standard">
      <style:paragraph-properties fo:text-align="justify" style:justify-single-word="false"/>
      <style:text-properties officeooo:paragraph-rsid="0041ff3e" fo:background-color="transparent"/>
    </style:style>
    <style:style style:name="T1" style:family="text">
      <style:text-properties officeooo:rsid="001777ab"/>
    </style:style>
    <style:style style:name="T2" style:family="text">
      <style:text-properties officeooo:rsid="001da88a"/>
    </style:style>
    <style:style style:name="T3" style:family="text">
      <style:text-properties officeooo:rsid="001823b7"/>
    </style:style>
    <style:style style:name="T4" style:family="text">
      <style:text-properties officeooo:rsid="0019c57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officeooo:rsid="001ee1bf" style:font-weight-asian="normal" style:font-weight-complex="normal"/>
    </style:style>
    <style:style style:name="T7" style:family="text">
      <style:text-properties fo:language="en" fo:country="US" fo:font-weight="normal" officeooo:rsid="001b4449" style:font-weight-asian="normal" style:font-weight-complex="normal"/>
    </style:style>
    <style:style style:name="T8" style:family="text">
      <style:text-properties fo:language="en" fo:country="US" fo:font-weight="normal" officeooo:rsid="001da88a" style:font-weight-asian="normal" style:font-weight-complex="normal"/>
    </style:style>
    <style:style style:name="T9" style:family="text">
      <style:text-properties fo:language="en" fo:country="US" fo:font-weight="normal" officeooo:rsid="001777ab" style:font-weight-asian="normal" style:font-weight-complex="normal"/>
    </style:style>
    <style:style style:name="T10" style:family="text">
      <style:text-properties fo:language="en" fo:country="US" officeooo:rsid="0036775d"/>
    </style:style>
    <style:style style:name="T11" style:family="text">
      <style:text-properties fo:font-size="12pt"/>
    </style:style>
    <style:style style:name="T12" style:family="text">
      <style:text-properties fo:font-size="12pt" officeooo:rsid="001bb635"/>
    </style:style>
    <style:style style:name="T13" style:family="text">
      <style:text-properties fo:font-size="12pt" officeooo:rsid="001d6452"/>
    </style:style>
    <style:style style:name="T14" style:family="text">
      <style:text-properties fo:font-size="12pt" officeooo:rsid="001fdc46"/>
    </style:style>
    <style:style style:name="T15" style:family="text">
      <style:text-properties fo:font-size="12pt" officeooo:rsid="0020a8ef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language="en" fo:country="US" fo:font-weight="normal" officeooo:rsid="001ee1bf" style:font-weight-asian="normal" style:font-weight-complex="normal"/>
    </style:style>
    <style:style style:name="T18" style:family="text">
      <style:text-properties style:font-name="Liberation Serif" fo:language="en" fo:country="US" fo:font-weight="normal" officeooo:rsid="00211dcd" style:font-weight-asian="normal" style:font-weight-complex="normal"/>
    </style:style>
    <style:style style:name="T19" style:family="text">
      <style:text-properties style:font-name="Liberation Serif" fo:language="en" fo:country="US" fo:font-weight="normal" officeooo:rsid="001da88a" style:font-weight-asian="normal" style:font-weight-complex="normal"/>
    </style:style>
    <style:style style:name="T20" style:family="text">
      <style:text-properties style:font-name="Liberation Serif" fo:language="en" fo:country="US" fo:font-weight="normal" officeooo:rsid="00220e95" style:font-weight-asian="normal" style:font-weight-complex="normal"/>
    </style:style>
    <style:style style:name="T21" style:family="text">
      <style:text-properties style:font-name="Liberation Serif" fo:language="en" fo:country="US" fo:font-weight="normal" officeooo:rsid="002364d1" style:font-weight-asian="normal" style:font-weight-complex="normal"/>
    </style:style>
    <style:style style:name="T22" style:family="text">
      <style:text-properties style:font-name="Liberation Serif" fo:language="en" fo:country="US" fo:font-weight="normal" officeooo:rsid="00240109" style:font-weight-asian="normal" style:font-weight-complex="normal"/>
    </style:style>
    <style:style style:name="T23" style:family="text">
      <style:text-properties style:font-name="Liberation Serif" fo:language="en" fo:country="US" fo:font-weight="normal" officeooo:rsid="0025384c" style:font-weight-asian="normal" style:font-weight-complex="normal"/>
    </style:style>
    <style:style style:name="T24" style:family="text">
      <style:text-properties style:font-name="Liberation Serif" fo:language="en" fo:country="US" fo:font-weight="normal" officeooo:rsid="0027f72b" style:font-weight-asian="normal" style:font-weight-complex="normal"/>
    </style:style>
    <style:style style:name="T25" style:family="text">
      <style:text-properties style:font-name="Liberation Serif" fo:language="en" fo:country="US" fo:font-weight="normal" officeooo:rsid="002928a8" style:font-weight-asian="normal" style:font-weight-complex="normal"/>
    </style:style>
    <style:style style:name="T26" style:family="text">
      <style:text-properties style:font-name="Liberation Serif" fo:language="en" fo:country="US" fo:font-weight="normal" officeooo:rsid="00296a84" style:font-weight-asian="normal" style:font-weight-complex="normal"/>
    </style:style>
    <style:style style:name="T27" style:family="text">
      <style:text-properties style:font-name="Liberation Serif" fo:font-size="12pt" fo:language="en" fo:country="US" fo:font-weight="normal" officeooo:rsid="001d6452" style:font-weight-asian="normal" style:font-weight-complex="normal"/>
    </style:style>
    <style:style style:name="T28" style:family="text">
      <style:text-properties style:font-name="Liberation Serif" fo:font-size="12pt" fo:language="en" fo:country="US" fo:font-weight="normal" officeooo:rsid="001ea985" style:font-weight-asian="normal" style:font-weight-complex="normal"/>
    </style:style>
    <style:style style:name="T29" style:family="text">
      <style:text-properties style:font-name="Liberation Serif" fo:font-size="12pt" fo:language="en" fo:country="US" fo:font-weight="normal" officeooo:rsid="001fdc46" style:font-weight-asian="normal" style:font-weight-complex="normal"/>
    </style:style>
    <style:style style:name="T30" style:family="text">
      <style:text-properties style:font-name="Liberation Serif" fo:font-size="12pt" fo:language="en" fo:country="US" fo:font-weight="normal" officeooo:rsid="001ee1bf" style:font-weight-asian="normal" style:font-weight-complex="normal"/>
    </style:style>
    <style:style style:name="T31" style:family="text">
      <style:text-properties style:font-name="Liberation Serif" fo:font-size="12pt" fo:language="en" fo:country="US" fo:font-weight="normal" officeooo:rsid="0020a8ef" style:font-weight-asian="normal" style:font-weight-complex="normal"/>
    </style:style>
    <style:style style:name="T32" style:family="text">
      <style:text-properties style:font-name="Liberation Serif" officeooo:rsid="001da88a"/>
    </style:style>
    <style:style style:name="T33" style:family="text">
      <style:text-properties style:font-name="Liberation Serif" officeooo:rsid="00211dcd"/>
    </style:style>
    <style:style style:name="T34" style:family="text">
      <style:text-properties style:font-name="Liberation Serif" officeooo:rsid="0020a8ef"/>
    </style:style>
    <style:style style:name="T35" style:family="text">
      <style:text-properties style:font-name="Liberation Serif" officeooo:rsid="00240109"/>
    </style:style>
    <style:style style:name="T36" style:family="text">
      <style:text-properties style:font-name="Liberation Serif" officeooo:rsid="0025384c"/>
    </style:style>
    <style:style style:name="T37" style:family="text">
      <style:text-properties style:font-name="Liberation Serif" officeooo:rsid="0027f72b"/>
    </style:style>
    <style:style style:name="T38" style:family="text">
      <style:text-properties officeooo:rsid="00211dcd"/>
    </style:style>
    <style:style style:name="T39" style:family="text">
      <style:text-properties officeooo:rsid="00220e95"/>
    </style:style>
    <style:style style:name="T40" style:family="text">
      <style:text-properties officeooo:rsid="0025384c"/>
    </style:style>
    <style:style style:name="T41" style:family="text">
      <style:text-properties officeooo:rsid="0026a0f6"/>
    </style:style>
    <style:style style:name="T42" style:family="text">
      <style:text-properties officeooo:rsid="0027f72b"/>
    </style:style>
    <style:style style:name="T43" style:family="text">
      <style:text-properties officeooo:rsid="00296a84"/>
    </style:style>
    <style:style style:name="T44" style:family="text">
      <style:text-properties officeooo:rsid="0029f336"/>
    </style:style>
    <style:style style:name="T45" style:family="text">
      <style:text-properties officeooo:rsid="002a5978"/>
    </style:style>
    <style:style style:name="T46" style:family="text">
      <style:text-properties officeooo:rsid="002afaf1"/>
    </style:style>
    <style:style style:name="T47" style:family="text">
      <style:text-properties officeooo:rsid="002bde1a"/>
    </style:style>
    <style:style style:name="T48" style:family="text">
      <style:text-properties officeooo:rsid="002ef5c2"/>
    </style:style>
    <style:style style:name="T49" style:family="text">
      <style:text-properties officeooo:rsid="002f9c4f"/>
    </style:style>
    <style:style style:name="T50" style:family="text">
      <style:text-properties officeooo:rsid="0031132d"/>
    </style:style>
    <style:style style:name="T51" style:family="text">
      <style:text-properties officeooo:rsid="003432a4"/>
    </style:style>
    <style:style style:name="T52" style:family="text">
      <style:text-properties officeooo:rsid="00350f7a"/>
    </style:style>
    <style:style style:name="T53" style:family="text">
      <style:text-properties officeooo:rsid="0036775d"/>
    </style:style>
    <style:style style:name="T54" style:family="text">
      <style:text-properties officeooo:rsid="0038755a"/>
    </style:style>
    <style:style style:name="T55" style:family="text">
      <style:text-properties officeooo:rsid="0038babd"/>
    </style:style>
    <style:style style:name="T56" style:family="text">
      <style:text-properties officeooo:rsid="0038dbfd"/>
    </style:style>
    <style:style style:name="T57" style:family="text">
      <style:text-properties officeooo:rsid="003ab3b7"/>
    </style:style>
    <style:style style:name="T58" style:family="text">
      <style:text-properties officeooo:rsid="003ba2ff"/>
    </style:style>
    <style:style style:name="T59" style:family="text">
      <style:text-properties officeooo:rsid="003d9cab"/>
    </style:style>
    <style:style style:name="T60" style:family="text">
      <style:text-properties officeooo:rsid="003ee064"/>
    </style:style>
    <style:style style:name="T61" style:family="text">
      <style:text-properties officeooo:rsid="003f5a1f"/>
    </style:style>
    <style:style style:name="T62" style:family="text">
      <style:text-properties officeooo:rsid="00401c1e"/>
    </style:style>
    <style:style style:name="T63" style:family="text">
      <style:text-properties officeooo:rsid="0041b94b"/>
    </style:style>
    <style:style style:name="T64" style:family="text">
      <style:text-properties officeooo:rsid="0041ff3e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019c57d" fo:background-color="transparent" loext:char-shading-value="0"/>
    </style:style>
    <style:style style:name="T67" style:family="text">
      <style:text-properties officeooo:rsid="0019c57d" fo:background-color="transparent" loext:char-shading-value="0"/>
    </style:style>
    <style:style style:name="T68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are</text:p>
      <text:p text:style-name="P43"/>
      <text:p text:style-name="P43">Chapter 1</text:p>
      <text:p text:style-name="Standard"/>
      <text:p text:style-name="P2">Characteristics of a negotiation situation</text:p>
      <text:p text:style-name="Standard"/>
      <text:p text:style-name="P26">According to the book Essentials of Negotiation <text:span text:style-name="T1">(2016) </text:span>Sixth Edition <text:span text:style-name="T1">by </text:span>Lewicki, Roy J., Bruce Barry, and David M. Saunders<text:span text:style-name="T1"> some of the characteristics common to all negotiation situations are:</text:span></text:p>
      <text:p text:style-name="P26"/>
      <text:p text:style-name="P10">There is a conflict between the parties involved, they prefer to search for an agreement rather than to fight openly and they thin<text:span text:style-name="T4">k</text:span> they can get a better deal by reaching an agreement</text:p>
      <text:p text:style-name="P10"/>
      <text:p text:style-name="P11">The parties involved have opposing interests, they do not contemplate scenarios where negotiating is not optimal or efficient and they need to manage the tangibles and intangibles items </text:p>
      <text:p text:style-name="P10"/>
      <text:p text:style-name="P12"><text:span text:style-name="T3">The participants <text:s/>engage in a “give-and-take” process because of its </text:span><text:span text:style-name="T4">conflicting</text:span><text:span text:style-name="T3"> interest</text:span><text:span text:style-name="T4">s</text:span><text:span text:style-name="T3">, </text:span><text:span text:style-name="T4">they avoid the influence of psychological motivations and they focused on the tangible aspects</text:span></text:p>
      <text:p text:style-name="P26"/>
      <text:p text:style-name="P33">Checkout Chapter 1 page<text:span text:style-name="T1">s</text:span> <text:span text:style-name="T1">6-9</text:span> in the book <text:span text:style-name="T2">Essentials of Negotiation </text:span><text:span text:style-name="T1">(2016) </text:span><text:span text:style-name="T2">Sixth Edition</text:span></text:p>
      <text:p text:style-name="P33"/>
      <text:p text:style-name="P54">Interdependence</text:p>
      <text:p text:style-name="P45"/>
      <text:p text:style-name="P45">A<text:span text:style-name="T16">ccording to the book Essentials of Negotiation (2016) Sixth Edition by Lewicki, Roy J., Bruce Barry, and David M. Saunders the concept of interdependence in a negotiation context refers to:</text:span></text:p>
      <text:p text:style-name="P59"/>
      <text:p text:style-name="P60">The parties involved need to coordinate or choose to work together despite their opposing interests because the outcome is better in relation to a situation where they work by their own<text:span text:style-name="T11"> </text:span></text:p>
      <text:p text:style-name="P67"/>
      <text:p text:style-name="P60"><text:span text:style-name="T11">The parties involved reason strategically </text:span><text:span text:style-name="T12">t</text:span><text:span text:style-name="T11">ak</text:span><text:span text:style-name="T12">ing</text:span><text:span text:style-name="T11"> into account the expectations </text:span><text:span text:style-name="T12">and behavior of the counterpart to decide the course of action </text:span><text:span text:style-name="T13">when adopting a joint decision in the negotiation</text:span></text:p>
      <text:p text:style-name="P68"/>
      <text:p text:style-name="P14"><text:span text:style-name="T27">T</text:span><text:span text:style-name="T28">he parties </text:span><text:span text:style-name="T29">in the negotiation take into </text:span><text:span text:style-name="T31">consideration</text:span><text:span text:style-name="T29"> the </text:span><text:span text:style-name="T11">possible decisions <text:s/>or strategies </text:span><text:span text:style-name="T14">of the other parts involved </text:span><text:span text:style-name="T15">and</text:span><text:span text:style-name="T30"> their </text:span><text:span text:style-name="T14">similar, opposed or mixed interests when</text:span><text:span text:style-name="T11"> formulating </text:span><text:span text:style-name="T14">a </text:span><text:span text:style-name="T11">strategy </text:span><text:span text:style-name="T14"><text:s/></text:span><text:span text:style-name="T11"><text:s/></text:span></text:p>
      <text:p text:style-name="P67"/>
      <text:p text:style-name="P13"><text:span text:style-name="T17">Checkout Chapter 1 </text:span><text:span text:style-name="T6">page </text:span><text:span text:style-name="T7">10</text:span><text:span text:style-name="T6"> in the book </text:span><text:span text:style-name="T8">Essentials of Negotiation </text:span><text:span text:style-name="T9">(2016) </text:span><text:span text:style-name="T8">Sixth Edition</text:span></text:p>
      <text:p text:style-name="P50"/>
      <text:p text:style-name="P55"><text:span text:style-name="T38">Dilemmas of m</text:span>utual adjustment</text:p>
      <text:p text:style-name="P51"/>
      <text:p text:style-name="P46"><text:span text:style-name="T2">A</text:span><text:span text:style-name="T32">ccording to the book Essentials of Negotiation (2016) Sixth Edition by Lewicki, Roy J., Bruce Barry, and David M. Saunders </text:span><text:span text:style-name="T33">one of the dilemma</text:span><text:span text:style-name="T36">s</text:span><text:span text:style-name="T33"> of m</text:span><text:span text:style-name="T34">utual adjustment </text:span><text:span text:style-name="T33">is</text:span><text:span text:style-name="T32">:</text:span></text:p>
      <text:p text:style-name="P61"/>
      <text:p text:style-name="P15"><text:span text:style-name="T18">H</text:span><text:span text:style-name="T19">ow much truth to tell the </text:span><text:span text:style-name="T18">counterpart </text:span><text:span text:style-name="T20">without giving them the opportunity to take advantage or destroying the process of creating trust</text:span></text:p>
      <text:p text:style-name="P64"/>
      <text:p text:style-name="P64">How much information given from the counterpart should negotiators use in formulating a negotiation strategy to take advantage of the situation</text:p>
      <text:p text:style-name="P64"/>
      <text:p text:style-name="P16"><text:span text:style-name="T20">How much you should trust </text:span><text:span text:style-name="T19">the </text:span><text:span text:style-name="T18">counterpart </text:span><text:span text:style-name="T21">in the process of planning a negotiation and finding an optimal solution to make concessions</text:span></text:p>
      <text:p text:style-name="P42"><text:soft-page-break/></text:p>
      <text:p text:style-name="P34">Checkout Chapter 1 page<text:span text:style-name="T1">s</text:span> <text:span text:style-name="T39">14</text:span><text:span text:style-name="T1">-</text:span><text:span text:style-name="T39">15</text:span> in the book <text:span text:style-name="T2">Essentials of Negotiation </text:span><text:span text:style-name="T1">(2016) </text:span><text:span text:style-name="T2">Sixth Edition</text:span></text:p>
      <text:p text:style-name="P34"/>
      <text:p text:style-name="P56">Zero-sum or distributive situations</text:p>
      <text:p text:style-name="P52"/>
      <text:p text:style-name="P47"><text:span text:style-name="T2">A</text:span><text:span text:style-name="T32">ccording to the book Essentials of Negotiation (2016) Sixth Edition by Lewicki, Roy J., Bruce Barry, and David M. Saunders </text:span><text:span text:style-name="T35">in a zero-sum negotiation situation</text:span><text:span text:style-name="T32">:</text:span></text:p>
      <text:p text:style-name="P62"/>
      <text:p text:style-name="P49"><text:span text:style-name="T32">T</text:span><text:span text:style-name="T16">he typical approach is to use win–lose tactics and adopt a distributive bargaining style which implies claiming value</text:span></text:p>
      <text:p text:style-name="P65"/>
      <text:p text:style-name="P65">The usual approach is to use win–win strategies and adopt an integrative negotiation which implies creating value</text:p>
      <text:p text:style-name="P65"/>
      <text:p text:style-name="P17"><text:span text:style-name="T22">The best option is to use a mix set of win–lose and win–win approaches which implies </text:span><text:span text:style-name="T23">first </text:span><text:span text:style-name="T22">claiming and </text:span><text:span text:style-name="T23">then </text:span><text:span text:style-name="T22">creating value <text:s/></text:span></text:p>
      <text:p text:style-name="P3"/>
      <text:p text:style-name="P37">Checkout Chapter <text:span text:style-name="T42">1 </text:span>page<text:span text:style-name="T1">s </text:span>1<text:span text:style-name="T40">5-1</text:span><text:span text:style-name="T41">6</text:span> <text:s/>in the book <text:span text:style-name="T2">Essentials of Negotiation </text:span><text:span text:style-name="T1">(2016) </text:span><text:span text:style-name="T2">Sixth Edition</text:span></text:p>
      <text:p text:style-name="P35"/>
      <text:p text:style-name="P57">Conflict</text:p>
      <text:p text:style-name="P53"/>
      <text:p text:style-name="P48"><text:span text:style-name="T2">A</text:span><text:span text:style-name="T32">ccording to the book Essentials of Negotiation (2016) Sixth Edition by Lewicki, Roy J., Bruce Barry, and David M. Saunders </text:span><text:span text:style-name="T37">if negotiating is conceived as a strategy to manage conflict we can conclude that</text:span><text:span text:style-name="T32">:</text:span></text:p>
      <text:p text:style-name="P63"/>
      <text:p text:style-name="P48"><text:span text:style-name="T32">The objective </text:span><text:span text:style-name="T37">of negotiators </text:span><text:span text:style-name="T32">is not to eliminate conflict but to learn how to manage it to control </text:span><text:span text:style-name="T37">its</text:span><text:span text:style-name="T32"> destructive elements </text:span><text:span text:style-name="T37">in the negotiation process</text:span></text:p>
      <text:p text:style-name="P63"/>
      <text:p text:style-name="P18"><text:span text:style-name="T22">The objective </text:span><text:span text:style-name="T24">of negotiators </text:span><text:span text:style-name="T22">is to eliminate conflict </text:span><text:span text:style-name="T24">taking into account the dysfunctional aspects of it and the negative effects produced over the negotiation</text:span></text:p>
      <text:p text:style-name="P66"/>
      <text:p text:style-name="P19"><text:span text:style-name="T22">The objective </text:span><text:span text:style-name="T24">of negotiators </text:span><text:span text:style-name="T22">is to </text:span><text:span text:style-name="T25">avoid</text:span><text:span text:style-name="T22"> conflict </text:span><text:span text:style-name="T25">taking into account that the co</text:span><text:span text:style-name="T26">s</text:span><text:span text:style-name="T25">ts related to the </text:span><text:span text:style-name="T24">dysfunctio</text:span><text:span text:style-name="T25">ns of conflict overcome the productive aspects of it</text:span></text:p>
      <text:p text:style-name="P4"/>
      <text:p text:style-name="P36">Checkout Chapter <text:span text:style-name="T42">1 </text:span>page<text:span text:style-name="T1">s</text:span> <text:s/><text:span text:style-name="T42">20-21 </text:span>in the book <text:span text:style-name="T2">Essentials of Negotiation </text:span><text:span text:style-name="T1">(2016) </text:span><text:span text:style-name="T2">Sixth Edition</text:span></text:p>
      <text:p text:style-name="P36"/>
      <text:p text:style-name="P44">Chapter <text:span text:style-name="T43">2</text:span></text:p>
      <text:p text:style-name="P69"/>
      <text:p text:style-name="P5">Target point</text:p>
      <text:p text:style-name="P69"/>
      <text:p text:style-name="P27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44">the target point in a distributive </text:span><text:span text:style-name="T47">b</text:span><text:span text:style-name="T44">argaining situation refers to:</text:span></text:p>
      <text:p text:style-name="P27"/>
      <text:p text:style-name="P20"><text:span text:style-name="T44">T</text:span>he point <text:span text:style-name="T44">where a </text:span>negotiator would like to conclude negotiations</text:p>
      <text:p text:style-name="P20"/>
      <text:p text:style-name="P21"><text:span text:style-name="T44">T</text:span>he point <text:span text:style-name="T44">where a </text:span>negotiator <text:span text:style-name="T44">will not go in a negotiation situation</text:span></text:p>
      <text:p text:style-name="P20"/>
      <text:p text:style-name="P20"><text:span text:style-name="T44">T</text:span>he first <text:span text:style-name="T44">point</text:span> <text:span text:style-name="T44">a negotiator </text:span>will quote to the <text:span text:style-name="T44">counterpart when negotiating</text:span></text:p>
      <text:p text:style-name="P27"/>
      <text:p text:style-name="P38"><text:soft-page-break/>Checkout Chapter <text:span text:style-name="T43">2</text:span> page<text:span text:style-name="T1">s </text:span><text:span text:style-name="T45">29-30 </text:span>in the book <text:span text:style-name="T2">Essentials of Negotiation </text:span><text:span text:style-name="T1">(2016) </text:span><text:span text:style-name="T2">Sixth Edition</text:span></text:p>
      <text:p text:style-name="P38"/>
      <text:p text:style-name="P6">Ta<text:span text:style-name="T46">ctical tasks</text:span></text:p>
      <text:p text:style-name="P70"/>
      <text:p text:style-name="P28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46">some of the tactical</text:span><text:span text:style-name="T44"> </text:span><text:span text:style-name="T46">tasks </text:span><text:span text:style-name="T44">in a distributive </text:span><text:span text:style-name="T51">b</text:span><text:span text:style-name="T44">argaining situation </text:span><text:span text:style-name="T46">are</text:span><text:span text:style-name="T44">:</text:span></text:p>
      <text:p text:style-name="P28"/>
      <text:p text:style-name="P71">Manipulating the costs of delay in a negotiation by for example increasing the cost of not reaching an agreement and modify the counterpart perceptions by for example making outcomes appear less attractive</text:p>
      <text:p text:style-name="P71"/>
      <text:p text:style-name="P72">Manag<text:span text:style-name="T48">ing</text:span> the <text:span text:style-name="T48">counterpart</text:span> <text:span text:style-name="T48">i</text:span>mpressions <text:s/>in a negotiation by for example <text:span text:style-name="T48">omitting information relevant to the negotiation and assess the </text:span><text:span text:style-name="T49">counterpart</text:span><text:span text:style-name="T48"> </text:span><text:span text:style-name="T49">aspiration</text:span>, <text:span text:style-name="T49">resistance and initial points by for example a </text:span><text:span text:style-name="T50">forward</text:span><text:span text:style-name="T49"> assessment</text:span></text:p>
      <text:p text:style-name="P72"/>
      <text:p text:style-name="P73">Controlling the information sent to the counterpart in relation to one’s BATNA <text:span text:style-name="T47">by for example </text:span>applying an indirect assessment and assessing the counterpart target and resistance points <text:span text:style-name="T49">by for example</text:span> using screening activities</text:p>
      <text:p text:style-name="P28"/>
      <text:p text:style-name="P39">Checkout Chapter <text:span text:style-name="T43">2</text:span> page<text:span text:style-name="T1">s </text:span><text:span text:style-name="T48">36-42 </text:span>in the book <text:span text:style-name="T2">Essentials of Negotiation </text:span><text:span text:style-name="T1">(2016) </text:span><text:span text:style-name="T2">Sixth Edition</text:span></text:p>
      <text:p text:style-name="P39"/>
      <text:p text:style-name="P7">Positions <text:span text:style-name="T52">t</text:span>aken during distributive <text:span text:style-name="T51">b</text:span>argaining situation<text:span text:style-name="T52">s</text:span></text:p>
      <text:p text:style-name="P74"/>
      <text:p text:style-name="P30">According to the book Essentials of Negotiation <text:span text:style-name="T1">(2016) </text:span>Sixth Edition <text:span text:style-name="T1">by </text:span>Lewicki, Roy J., Bruce Barry, and David M. Saunders <text:span text:style-name="T52">in the context of a </text:span><text:span text:style-name="T44">distributive </text:span><text:span text:style-name="T51">b</text:span><text:span text:style-name="T44">argaining situation </text:span><text:span text:style-name="T52">taking positions covers some of the following elements</text:span><text:span text:style-name="T44">:</text:span></text:p>
      <text:p text:style-name="P29"/>
      <text:p text:style-name="P22"><text:span text:style-name="T53">Defining the opening offer, the attitude to adopt during the negotiation, the possible concessions to be made and conveying the message to </text:span><text:span text:style-name="T5">signal </text:span><text:span text:style-name="T10">the final offer</text:span></text:p>
      <text:p text:style-name="P58"/>
      <text:p text:style-name="P80">Obtaining information about the BATNA, resistance point and costs of terminating the negotiations of the counterpart and planning the tactics to <text:span text:style-name="T62">a </text:span>close the deal</text:p>
      <text:p text:style-name="P23"/>
      <text:p text:style-name="P23"><text:span text:style-name="T55">Assessing</text:span><text:span text:style-name="T54"> the potential settlement points </text:span><text:span text:style-name="T55">that may occur in a negotiation to establish a strategy and identifying hardball </text:span><text:span text:style-name="T54">tactics </text:span><text:span text:style-name="T55">during negotiation to deal with them</text:span><text:span text:style-name="T54"> <text:s/></text:span></text:p>
      <text:p text:style-name="P29"/>
      <text:p text:style-name="P40">Checkout Chapter <text:span text:style-name="T43">2</text:span> page<text:span text:style-name="T1">s</text:span><text:span text:style-name="T48"> </text:span><text:span text:style-name="T56">42-49 </text:span>in the book <text:span text:style-name="T2">Essentials of Negotiation </text:span><text:span text:style-name="T1">(2016) </text:span><text:span text:style-name="T2">Sixth Edition</text:span></text:p>
      <text:p text:style-name="P40"/>
      <text:p text:style-name="P8">Closing the deal tactics</text:p>
      <text:p text:style-name="P75"/>
      <text:p text:style-name="P31">According to the book Essentials of Negotiation <text:span text:style-name="T1">(2016) </text:span>Sixth Edition <text:span text:style-name="T1">by </text:span>Lewicki, Roy J., Bruce Barry, and David M. Saunders <text:span text:style-name="T56">some of the tactics to close </text:span><text:span text:style-name="T63">a </text:span><text:span text:style-name="T56">deal are</text:span><text:span text:style-name="T44">:</text:span></text:p>
      <text:p text:style-name="P31"/>
      <text:p text:style-name="P24">Saving a special concession <text:span text:style-name="T57">at</text:span> the end of the negotiation <text:span text:style-name="T57">and providing different available alternatives to the counterpart</text:span></text:p>
      <text:p text:style-name="P24"/>
      <text:p text:style-name="P76">Proposing an exaggerated opening offer and then splitting the difference, avoiding in that way the use of a hard ball tactical</text:p>
      <text:p text:style-name="P76"/>
      <text:p text:style-name="P81"><text:soft-page-break/>Offering an <text:span text:style-name="T58">appropriate</text:span> deadline in order to pressure the counterpart through the use of selective presentation methods </text:p>
      <text:p text:style-name="P31"/>
      <text:p text:style-name="P41">Checkout Chapter <text:span text:style-name="T43">2</text:span> page<text:span text:style-name="T1">s </text:span><text:span text:style-name="T56">49-50 </text:span>in the book <text:span text:style-name="T2">Essentials of Negotiation </text:span><text:span text:style-name="T1">(2016) </text:span><text:span text:style-name="T2">Sixth Edition</text:span></text:p>
      <text:p text:style-name="P39"/>
      <text:p text:style-name="P9">Harball tactics recommendations</text:p>
      <text:p text:style-name="P79"/>
      <text:p text:style-name="P32">According to the book Essentials of Negotiation <text:span text:style-name="T1">(2016) </text:span>Sixth Edition <text:span text:style-name="T1">by </text:span>Lewicki, Roy J., Bruce Barry, and David M. Saunders <text:span text:style-name="T59">the position of the authors in relation to the use of hardball tactics is </text:span><text:span text:style-name="T60">the following</text:span><text:span text:style-name="T44">:</text:span></text:p>
      <text:p text:style-name="P77"/>
      <text:p text:style-name="P25"><text:span text:style-name="T59">The authors don’t </text:span><text:span text:style-name="T57">recommend the use of </text:span><text:span text:style-name="T59">hardball tactics because they </text:span><text:span text:style-name="T57">do more harm than good in </text:span><text:span text:style-name="T61">a negotiation context</text:span></text:p>
      <text:p text:style-name="P77"/>
      <text:p text:style-name="P78"><text:span text:style-name="T59">The authors </text:span>recommend the use of <text:span text:style-name="T59">hardball tactics because </text:span><text:span text:style-name="T60">it is an appropriate </text:span><text:span text:style-name="T61">and legitimate </text:span><text:span text:style-name="T60">way to pressure the counterpart</text:span></text:p>
      <text:p text:style-name="P78"/>
      <text:p text:style-name="P78"><text:span text:style-name="T59">The authors </text:span>recommend <text:span text:style-name="T61">not analyzing at all the </text:span><text:span text:style-name="T59">hardball tactics </text:span><text:span text:style-name="T61">in the context of negotiation because they are unethical tactics </text:span></text:p>
      <text:p text:style-name="P32"/>
      <text:p text:style-name="P82">Checkout Chapter <text:span text:style-name="T43">2</text:span> page<text:span text:style-name="T1">s </text:span><text:span text:style-name="T56">50-</text:span><text:span text:style-name="T59">51</text:span><text:span text:style-name="T56"> </text:span>in the book <text:span text:style-name="T2">Essentials of Negotiation </text:span><text:span text:style-name="T1">(2016) </text:span><text:span text:style-name="T2">Sixth Edition</text:span></text:p>
      <text:p text:style-name="P82"/>
      <text:p text:style-name="P84">Chapter <text:span text:style-name="T64">4</text:span></text:p>
      <text:p text:style-name="P84"/>
      <text:p text:style-name="P86">Characteristics of a negotiation situation</text:p>
      <text:p text:style-name="P88"/>
      <text:p text:style-name="P87">According to the book Essentials of Negotiation <text:span text:style-name="T1">(2016) </text:span>Sixth Edition <text:span text:style-name="T1">by </text:span>Lewicki, Roy J., Bruce Barry, and David M. Saunders<text:span text:style-name="T1"> :</text:span></text:p>
      <text:p text:style-name="P87"/>
      <text:p text:style-name="P92"><text:span text:style-name="T68"/></text:p>
      <text:p text:style-name="P91"/>
      <text:p text:style-name="P85">Checkout Chapter <text:span text:style-name="T64">4</text:span> page<text:span text:style-name="T1">s</text:span> <text:s/>in the book <text:span text:style-name="T2">Essentials of Negotiation </text:span><text:span text:style-name="T1">(2016) </text:span><text:span text:style-name="T2">Sixth Edition</text:span></text:p>
      <text:p text:style-name="P83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45:57.367193941</meta:creation-date>
    <meta:generator>LibreOffice/6.4.5.2$Linux_X86_64 LibreOffice_project/40$Build-2</meta:generator>
    <dc:date>2020-10-10T11:22:36.577517040</dc:date>
    <meta:editing-duration>PT4H13M25S</meta:editing-duration>
    <meta:editing-cycles>25</meta:editing-cycles>
    <meta:document-statistic meta:table-count="0" meta:image-count="0" meta:object-count="0" meta:page-count="4" meta:paragraph-count="67" meta:word-count="1226" meta:character-count="7812" meta:non-whitespace-character-count="6640"/>
  </office:meta>
</office:document-meta>
</file>